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adornments="Regular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53cm" svg:stroke-color="#b91515" draw:marker-start-width="0.894cm" draw:marker-end-width="0.894cm" draw:stroke-linejoin="miter" draw:fill="solid" draw:fill-color="#b2b2b2" draw:textarea-horizontal-align="justify" draw:textarea-vertical-align="middle" draw:auto-grow-height="false" fo:min-height="3.9cm" fo:min-width="3.65cm" fo:padding-top="0.301cm" fo:padding-bottom="0.301cm" fo:padding-left="0.426cm" fo:padding-right="0.42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  <style:text-properties fo:color="#b91515" loext:opacity="100%" style:text-outline="false" style:font-name="DejaVu Sans" fo:font-size="100pt" fo:font-weight="bold" style:font-size-asian="100pt" style:font-size-complex="100pt" style:font-relief="engraved"/>
    </style:style>
    <style:style style:name="T1" style:family="text">
      <style:text-properties fo:color="#800000" loext:opacity="100%" style:text-outline="false" style:font-name="DejaVu Sans" fo:font-size="100pt" fo:font-weight="bold" style:font-name-asian="Lucida Console" style:font-size-asian="100pt" style:font-weight-asian="bold" style:font-name-complex="Lucida Console" style:font-size-complex="100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cm" svg:height="4.2cm" svg:x="1cm" svg:y="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adornments="Regular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0-31T10:49:43.861000000</meta:creation-date>
    <dc:date>2024-11-07T12:05:04.053000000</dc:date>
    <meta:editing-duration>P2DT20H53M12S</meta:editing-duration>
    <meta:editing-cycles>14</meta:editing-cycles>
    <meta:generator>LibreOffice/24.8.3.1$Windows_X86_64 LibreOffice_project/65412f067af443213e726c93f137ccc85c9a1e06</meta:generator>
    <meta:document-statistic meta:object-count="1"/>
  </office:meta>
</office:document-meta>
</file>